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rTest_sql.test_dat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_sql.test_dat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_sql.test_d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ParserTest_sql.f_test_dat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ParserTest_sql.test_d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